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000000" loext:opacity="100%" style:font-name="Liberation Serif" fo:font-size="12pt" style:font-size-asian="12pt" style:font-size-complex="12pt"/>
    </style:style>
    <style:style style:name="P3" style:family="paragraph" style:parent-style-name="Standard" style:list-style-name="L1">
      <style:text-properties fo:color="#000000" loext:opacity="100%" style:font-name="Liberation Serif" fo:font-size="12pt" officeooo:rsid="000c98cb" officeooo:paragraph-rsid="000c98cb" fo:background-color="#ffffff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officeooo:rsid="000c98cb" officeooo:paragraph-rsid="000c98cb" fo:background-color="#ffffff" style:font-size-asian="12pt" style:font-size-complex="12pt"/>
    </style:style>
    <style:style style:name="P5" style:family="paragraph" style:parent-style-name="Standard" style:list-style-name="L1">
      <style:text-properties fo:color="#000000" loext:opacity="100%" style:font-name="Liberation Serif" fo:font-size="12pt" fo:background-color="#ffffff" style:font-size-asian="12pt" style:font-size-complex="12pt"/>
    </style:style>
    <style:style style:name="P6" style:family="paragraph" style:parent-style-name="Standard">
      <style:text-properties fo:color="#000000" loext:opacity="100%" style:font-name="Liberation Serif" fo:font-size="12pt" officeooo:rsid="000e75c6" officeooo:paragraph-rsid="000e75c6" fo:background-color="#ffffff" style:font-size-asian="12pt" style:font-size-complex="12pt"/>
    </style:style>
    <style:style style:name="P7" style:family="paragraph" style:parent-style-name="Standard" style:list-style-name="L2">
      <style:text-properties fo:color="#000000" loext:opacity="100%" style:font-name="Liberation Serif" fo:font-size="12pt" officeooo:rsid="000e75c6" officeooo:paragraph-rsid="000e75c6" fo:background-color="#ffffff" style:font-size-asian="12pt" style:font-size-complex="12pt"/>
    </style:style>
    <style:style style:name="T1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variant="normal" fo:text-transform="none" fo:color="#770088" loext:opacity="100%" style:text-line-through-style="none" style:text-line-through-type="none" style:font-name="monospace" fo:font-size="7.80000019073486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3" style:family="text">
      <style:text-properties fo:font-variant="normal" fo:text-transform="none" fo:color="#770088" loext:opacity="100%" style:text-line-through-style="none" style:text-line-through-type="none" fo:font-size="7.80000019073486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4" style:family="text">
      <style:text-properties fo:font-variant="normal" fo:text-transform="none" fo:color="#770088" loext:opacity="100%" style:text-line-through-style="none" style:text-line-through-type="none" style:font-name="Liberation Serif" fo:font-size="7.80000019073486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5" style:family="text">
      <style:text-properties fo:font-variant="normal" fo:text-transform="none" fo:color="#770088" loext:opacity="100%" style:text-line-through-style="none" style:text-line-through-type="none" style:font-name="Liberation Serif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6" style:family="text">
      <style:text-properties fo:font-variant="normal" fo:text-transform="none" fo:color="#770088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7" style:family="text">
      <style:text-properties fo:font-variant="normal" fo:text-transform="none" fo:color="#770088" loext:opacity="100%" style:font-name="monospace" fo:font-size="7.80000019073486pt" fo:letter-spacing="normal" fo:font-style="normal" fo:font-weight="normal"/>
    </style:style>
    <style:style style:name="T8" style:family="text">
      <style:text-properties fo:font-variant="normal" fo:text-transform="none" fo:color="#770088" loext:opacity="100%" fo:font-size="7.80000019073486pt" fo:letter-spacing="normal" fo:font-style="normal" fo:font-weight="normal"/>
    </style:style>
    <style:style style:name="T9" style:family="text">
      <style:text-properties fo:font-variant="normal" fo:text-transform="none" fo:color="#770088" loext:opacity="100%" style:font-name="Liberation Serif" fo:font-size="7.80000019073486pt" fo:letter-spacing="normal" fo:font-style="normal" fo:font-weight="normal"/>
    </style:style>
    <style:style style:name="T10" style:family="text">
      <style:text-properties fo:font-variant="normal" fo:text-transform="none" fo:color="#770088" loext:opacity="100%" style:font-name="Liberation Serif" fo:letter-spacing="normal" fo:font-style="normal" fo:font-weight="normal"/>
    </style:style>
    <style:style style:name="T11" style:family="text">
      <style:text-properties fo:font-variant="normal" fo:text-transform="none" fo:color="#770088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444444" loext:opacity="100%" fo:letter-spacing="normal"/>
    </style:style>
    <style:style style:name="T13" style:family="text">
      <style:text-properties fo:font-variant="normal" fo:text-transform="none" fo:color="#444444" loext:opacity="100%" style:font-name="monospace" fo:font-size="7.80000019073486pt" fo:letter-spacing="normal" fo:font-style="normal" fo:font-weight="normal"/>
    </style:style>
    <style:style style:name="T14" style:family="text">
      <style:text-properties fo:font-variant="normal" fo:text-transform="none" fo:color="#444444" loext:opacity="100%" fo:font-size="7.80000019073486pt" fo:letter-spacing="normal" fo:font-style="normal" fo:font-weight="normal"/>
    </style:style>
    <style:style style:name="T15" style:family="text">
      <style:text-properties fo:font-variant="normal" fo:text-transform="none" fo:color="#444444" loext:opacity="100%" style:font-name="Liberation Serif" fo:letter-spacing="normal"/>
    </style:style>
    <style:style style:name="T16" style:family="text">
      <style:text-properties fo:font-variant="normal" fo:text-transform="none" fo:color="#444444" loext:opacity="100%" style:font-name="Liberation Serif" fo:letter-spacing="normal" fo:font-style="normal" fo:font-weight="normal"/>
    </style:style>
    <style:style style:name="T17" style:family="text">
      <style:text-properties fo:font-variant="normal" fo:text-transform="none" fo:color="#444444" loext:opacity="100%" style:font-name="Liberation Serif" fo:font-size="7.80000019073486pt" fo:letter-spacing="normal" fo:font-style="normal" fo:font-weight="normal"/>
    </style:style>
    <style:style style:name="T18" style:family="text">
      <style:text-properties fo:font-variant="normal" fo:text-transform="none" fo:color="#444444" loext:opacity="100%" style:font-name="Liberation Serif" fo:font-size="12pt" fo:letter-spacing="normal" style:font-size-asian="12pt" style:font-size-complex="12pt"/>
    </style:style>
    <style:style style:name="T19" style:family="text">
      <style:text-properties fo:font-variant="normal" fo:text-transform="none" fo:color="#444444" loext:opacity="100%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999977" loext:opacity="100%" style:font-name="monospace" fo:font-size="7.80000019073486pt" fo:letter-spacing="normal" fo:font-style="normal" fo:font-weight="normal"/>
    </style:style>
    <style:style style:name="T21" style:family="text">
      <style:text-properties fo:font-variant="normal" fo:text-transform="none" fo:color="#999977" loext:opacity="100%" fo:font-size="7.80000019073486pt" fo:letter-spacing="normal" fo:font-style="normal" fo:font-weight="normal"/>
    </style:style>
    <style:style style:name="T22" style:family="text">
      <style:text-properties fo:font-variant="normal" fo:text-transform="none" fo:color="#999977" loext:opacity="100%" style:font-name="Liberation Serif" fo:font-size="7.80000019073486pt" fo:letter-spacing="normal" fo:font-style="normal" fo:font-weight="normal"/>
    </style:style>
    <style:style style:name="T23" style:family="text">
      <style:text-properties fo:font-variant="normal" fo:text-transform="none" fo:color="#999977" loext:opacity="100%" style:font-name="Liberation Serif" fo:letter-spacing="normal" fo:font-style="normal" fo:font-weight="normal"/>
    </style:style>
    <style:style style:name="T24" style:family="text">
      <style:text-properties fo:font-variant="normal" fo:text-transform="none" fo:color="#999977" loext:opacity="10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ff00ff" loext:opacity="100%" style:font-name="monospace" fo:font-size="7.80000019073486pt" fo:letter-spacing="normal" fo:font-style="normal" fo:font-weight="normal"/>
    </style:style>
    <style:style style:name="T26" style:family="text">
      <style:text-properties fo:font-variant="normal" fo:text-transform="none" fo:color="#ff00ff" loext:opacity="100%" fo:font-size="7.80000019073486pt" fo:letter-spacing="normal" fo:font-style="normal" fo:font-weight="normal"/>
    </style:style>
    <style:style style:name="T27" style:family="text">
      <style:text-properties fo:font-variant="normal" fo:text-transform="none" fo:color="#ff00ff" loext:opacity="100%" style:font-name="Liberation Serif" fo:font-size="7.80000019073486pt" fo:letter-spacing="normal" fo:font-style="normal" fo:font-weight="normal"/>
    </style:style>
    <style:style style:name="T28" style:family="text">
      <style:text-properties fo:font-variant="normal" fo:text-transform="none" fo:color="#ff00ff" loext:opacity="100%" style:font-name="Liberation Serif" fo:letter-spacing="normal" fo:font-style="normal" fo:font-weight="normal"/>
    </style:style>
    <style:style style:name="T29" style:family="text">
      <style:text-properties fo:font-variant="normal" fo:text-transform="none" fo:color="#ff00ff" loext:opacity="100%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55aa" loext:opacity="100%" style:font-name="monospace" fo:font-size="7.80000019073486pt" fo:letter-spacing="normal" fo:font-style="normal" fo:font-weight="normal"/>
    </style:style>
    <style:style style:name="T31" style:family="text">
      <style:text-properties fo:font-variant="normal" fo:text-transform="none" fo:color="#0055aa" loext:opacity="100%" fo:font-size="7.80000019073486pt" fo:letter-spacing="normal" fo:font-style="normal" fo:font-weight="normal"/>
    </style:style>
    <style:style style:name="T32" style:family="text">
      <style:text-properties fo:font-variant="normal" fo:text-transform="none" fo:color="#0055aa" loext:opacity="100%" style:font-name="Liberation Serif" fo:font-size="7.80000019073486pt" fo:letter-spacing="normal" fo:font-style="normal" fo:font-weight="normal"/>
    </style:style>
    <style:style style:name="T33" style:family="text">
      <style:text-properties fo:font-variant="normal" fo:text-transform="none" fo:color="#0055aa" loext:opacity="100%" style:font-name="Liberation Serif" fo:letter-spacing="normal" fo:font-style="normal" fo:font-weight="normal"/>
    </style:style>
    <style:style style:name="T34" style:family="text">
      <style:text-properties fo:font-variant="normal" fo:text-transform="none" fo:color="#0055aa" loext:opacity="100%" style:font-name="Liberation Serif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aa1111" loext:opacity="100%" style:font-name="monospace" fo:font-size="7.80000019073486pt" fo:letter-spacing="normal" fo:font-style="normal" fo:font-weight="normal"/>
    </style:style>
    <style:style style:name="T36" style:family="text">
      <style:text-properties fo:font-variant="normal" fo:text-transform="none" fo:color="#aa1111" loext:opacity="100%" fo:font-size="7.80000019073486pt" fo:letter-spacing="normal" fo:font-style="normal" fo:font-weight="normal"/>
    </style:style>
    <style:style style:name="T37" style:family="text">
      <style:text-properties fo:font-variant="normal" fo:text-transform="none" fo:color="#aa1111" loext:opacity="100%" style:font-name="Liberation Serif" fo:font-size="7.80000019073486pt" fo:letter-spacing="normal" fo:font-style="normal" fo:font-weight="normal"/>
    </style:style>
    <style:style style:name="T38" style:family="text">
      <style:text-properties fo:font-variant="normal" fo:text-transform="none" fo:color="#aa1111" loext:opacity="100%" style:font-name="Liberation Serif" fo:letter-spacing="normal" fo:font-style="normal" fo:font-weight="normal"/>
    </style:style>
    <style:style style:name="T39" style:family="text">
      <style:text-properties fo:font-variant="normal" fo:text-transform="none" fo:color="#aa1111" loext:opacity="100%" style:font-name="Liberation Serif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116644" loext:opacity="100%" style:font-name="monospace" fo:font-size="7.80000019073486pt" fo:letter-spacing="normal" fo:font-style="normal" fo:font-weight="normal"/>
    </style:style>
    <style:style style:name="T41" style:family="text">
      <style:text-properties fo:font-variant="normal" fo:text-transform="none" fo:color="#116644" loext:opacity="100%" fo:font-size="7.80000019073486pt" fo:letter-spacing="normal" fo:font-style="normal" fo:font-weight="normal"/>
    </style:style>
    <style:style style:name="T42" style:family="text">
      <style:text-properties fo:font-variant="normal" fo:text-transform="none" fo:color="#116644" loext:opacity="100%" style:font-name="Liberation Serif" fo:font-size="7.80000019073486pt" fo:letter-spacing="normal" fo:font-style="normal" fo:font-weight="normal"/>
    </style:style>
    <style:style style:name="T43" style:family="text">
      <style:text-properties fo:font-variant="normal" fo:text-transform="none" fo:color="#116644" loext:opacity="100%" style:font-name="Liberation Serif" fo:letter-spacing="normal" fo:font-style="normal" fo:font-weight="normal"/>
    </style:style>
    <style:style style:name="T44" style:family="text">
      <style:text-properties fo:font-variant="normal" fo:text-transform="none" fo:color="#116644" loext:opacity="100%" style:font-name="Liberation Serif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4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47" style:family="text">
      <style:text-properties fo:font-variant="normal" fo:text-transform="none" fo:color="#c9211e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48" style:family="text">
      <style:text-properties fo:font-variant="normal" fo:text-transform="none" fo:color="#c9211e" loext:opacity="100%" style:font-name="Liberation Serif" fo:font-size="12pt" fo:letter-spacing="normal" style:font-size-asian="12pt" style:font-size-complex="12pt"/>
    </style:style>
    <style:style style:name="T49" style:family="text">
      <style:text-properties fo:font-variant="normal" fo:text-transform="none" fo:color="#c9211e" loext:opacity="100%" style:font-name="Liberation Serif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51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fo:font-size="12pt" style:font-size-asian="12pt" style:font-size-complex="12pt"/>
    </style:style>
    <style:style style:name="T55" style:family="text">
      <style:text-properties fo:color="#c9211e" loext:opacity="100%" style:font-name="Liberation Serif" fo:font-size="12pt" style:font-size-asian="12pt" style:font-size-complex="12pt"/>
    </style:style>
    <style:style style:name="T56" style:family="text">
      <style:text-properties fo:color="#000000" loext:opacity="100%" style:font-name="Liberation Serif" fo:font-size="12pt" style:font-size-asian="12pt" style:font-size-complex="12pt"/>
    </style:style>
    <style:style style:name="T57" style:family="text">
      <style:text-properties fo:color="#000000" loext:opacity="100%" style:font-name="Liberation Serif" fo:font-size="12pt" officeooo:rsid="000f45ec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44591765" text:style-name="L1">
        <text:list-item>
          <text:p text:style-name="P2">SELECT nomEmp,cognomEmp,hotel.idhotel FROM empleat,hotel <text:s/>WHERE hotel.idhotel = empleat.idHotel AND hotel.idhotel = 2;</text:p>
        </text:list-item>
        <text:list-item>
          <text:p text:style-name="P2">SELECT nomEmp,cognomEmp,hotel.idhotel FROM empleat,hotel <text:s/>WHERE hotel.idhotel = empleat.idHotel AND hotel.hnom = "Hotel Colón";</text:p>
        </text:list-item>
        <text:list-item>
          <text:p text:style-name="P2">SELECT nomEmp,cognomEmp,hotel.hpob,souEmp FROM empleat,hotel <text:s/>WHERE hotel.idHotel = empleat.idHotel AND hotel.hpob = "Cullera" AND empleat.souEmp &lt; 500;</text:p>
        </text:list-item>
        <text:list-item>
          <text:p text:style-name="P1"><text:span text:style-name="T56">SELECT COUNT(*) FROM hotel,habitacio WHERE hotel.idhotel = habitacio.idhotel AND hpob="Sueca" AND habitacio.llits BETWEEN 2 AND 3;</text:span><text:span text:style-name="T57">G</text:span></text:p>
        </text:list-item>
        <text:list-item>
          <text:p text:style-name="P2">SELECT hnom,habitaciones,hotel.idhotel,habitacio.idhabitacio </text:p>
          <text:p text:style-name="P2">FROM hotel,habitacio </text:p>
          <text:p text:style-name="P2">WHERE hpob="Sueca" AND hotel.idhotel=habitacio.idhotel AND habitaciones </text:p>
          <text:p text:style-name="P2">BETWEEN 2 AND 3;</text:p>
        </text:list-item>
        <text:list-item>
          <text:p text:style-name="P2">SELECT DISTINCT nom,cognoms,client.idclient FROM client,reserva WHERE client.idclient=reserva.idclient;</text:p>
        </text:list-item>
        <text:list-item>
          <text:p text:style-name="P2">SELECT DISTINCT nom,cognoms,client.idclient FROM client,reserva WHERE client.idclient=reserva.idclient AND reserva.idhotel=2;</text:p>
        </text:list-item>
        <text:list-item>
          <text:p text:style-name="P5">SELECT DISTINCT nom,cognoms,hotel.hnom FROM client,reserva,hotel WHERE client.idclient=reserva.idclient AND reserva.idhotel=hotel.idhotel AND hotel.hpob="Cullera";</text:p>
        </text:list-item>
        <text:list-item>
          <text:p text:style-name="P3">SELECT DISTINCT ofiEmp,COUNT(*) FROM `empleat` WHERE idHotel=2 GROUP BY ofiEmp;</text:p>
        </text:list-item>
        <text:list-item>
          <text:p text:style-name="P3">SELECT ofiEmp,COUNT(*) FROM empleat,hotel WHERE empleat.idHotel=hotel.idhotel AND hotel.hpob="Cullera" GROUP BY ofiEmp;</text:p>
        </text:list-item>
        <text:list-item>
          <text:p text:style-name="P3">SELECT hpob,COUNT(*) FROM `hotel` GROUP BY hpob HAVING COUNT(*)&gt;1;</text:p>
        </text:list-item>
      </text:list>
      <text:p text:style-name="P4"/>
      <text:p text:style-name="P4"/>
      <text:p text:style-name="P4"/>
      <text:p text:style-name="P6"/>
      <text:list xml:id="list3000186427" text:style-name="L2">
        <text:list-item>
          <text:p text:style-name="P7">SELECT * FROM `alumne` WHERE estudis="FP2";</text:p>
        </text:list-item>
        <text:list-item>
          <text:p text:style-name="P7">SELECT alumne.nomAlumne FROM matricula,alumne,modul WHERE matricula.idAlumne = alumne.idAlumne AND matricula.idModul = modul.idModul AND modul.nomModul="PROG";</text:p>
        </text:list-item>
        <text:list-item>
          <text:p text:style-name="P7">SELECT alumne.nomAlumne,matricula.notaMatricula FROM matricula,alumne,modul WHERE matricula.idAlumne = alumne.idAlumne AND matricula.idModul = modul.idModul AND modul.nomModul="PROG";</text:p>
        </text:list-item>
        <text:list-item>
          <text:p text:style-name="P7">SELECT alumne.nomAlumne,matricula.notaMatricula FROM matricula,alumne,modul WHERE matricula.idAlumne = alumne.idAlumne AND matricula.idModul = modul.idModul AND modul.nomModul="PROG" AND matricula.notaMatricula&gt;=5;</text:p>
        </text:list-item>
        <text:list-item>
          <text:p text:style-name="P7">SELECT alumne.nomAlumne,matricula.notaMatricula FROM matricula,alumne,modul WHERE matricula.idAlumne = alumne.idAlumne AND matricula.idModul = modul.idModul AND modul.nomModul="EED" AND matricula.notaMatricula&lt;5;</text:p>
        </text:list-item>
        <text:list-item>
          <text:p text:style-name="P7">SELECT COUNT(*) AS "Suspés" FROM matricula,alumne,modul WHERE matricula.idAlumne = alumne.idAlumne AND matricula.idModul = modul.idModul AND modul.nomModul="EED" AND matricula.notaMatricula&lt;5;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5T19:40:43.314000000</meta:creation-date>
    <dc:date>2023-02-15T22:50:01.881000000</dc:date>
    <meta:editing-duration>PT2H38M45S</meta:editing-duration>
    <meta:editing-cycles>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0" meta:word-count="229" meta:character-count="2392" meta:non-whitespace-character-count="2194"/>
  </office:meta>
</office:document-meta>
</file>